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Heading_20_1" style:master-page-name="">
      <style:paragraph-properties style:page-number="auto" fo:break-before="page"/>
    </style:style>
    <style:style style:name="P54" style:family="paragraph" style:parent-style-name="Table_20_Contents">
      <style:text-properties fo:font-weight="bold" style:font-weight-asian="bold" style:font-weight-complex="bold"/>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text-properties fo:font-weight="bold" style:font-weight-asian="bold" style:font-weight-complex="bold"/>
    </style:style>
    <style:style style:name="P58" style:family="paragraph" style:parent-style-name="Text_20_body" style:list-style-name="L2">
      <style:text-properties fo:font-weight="normal" style:font-weight-asian="normal" style:font-weight-complex="normal"/>
    </style:style>
    <style:style style:name="P59" style:family="paragraph" style:parent-style-name="Text_20_body" style:list-style-name="L21">
      <style:text-properties fo:font-weight="normal" style:font-weight-asian="normal" style:font-weight-complex="normal"/>
    </style:style>
    <style:style style:name="P60" style:family="paragraph" style:parent-style-name="Text_20_body" style:list-style-name="L28">
      <style:text-properties fo:font-weight="normal" style:font-weight-asian="normal" style:font-weight-complex="normal"/>
    </style:style>
    <style:style style:name="P61" style:family="paragraph" style:parent-style-name="Text_20_body" style:list-style-name="L32">
      <style:text-properties fo:font-weight="normal" style:font-weight-asian="normal" style:font-weight-complex="normal"/>
    </style:style>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paragraph-properties>
        <style:tab-stops>
          <style:tab-stop style:position="0.45cm"/>
        </style:tab-stops>
      </style:paragraph-properties>
    </style:style>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2"/>
    <style:style style:name="P81" style:family="paragraph" style:parent-style-name="Text_20_body" style:list-style-name="L23"/>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paragraph-properties fo:text-align="start" style:justify-single-word="false"/>
    </style:style>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30"/>
    <style:style style:name="P89" style:family="paragraph" style:parent-style-name="Text_20_body" style:list-style-name="L31"/>
    <style:style style:name="P90" style:family="paragraph" style:parent-style-name="Text_20_body" style:list-style-name="L12" style:master-page-name="">
      <style:paragraph-properties fo:margin-top="0cm" fo:margin-bottom="0cm" style:page-number="auto"/>
    </style:style>
    <style:style style:name="P91" style:family="paragraph" style:parent-style-name="Text_20_body" style:list-style-name="L13" style:master-page-name="">
      <style:paragraph-properties fo:margin-top="0cm" fo:margin-bottom="0cm" style:page-number="auto"/>
    </style:style>
    <style:style style:name="P92" style:family="paragraph" style:parent-style-name="Text_20_body" style:list-style-name="L23" style:master-page-name="">
      <style:paragraph-properties fo:margin-top="0cm" fo:margin-bottom="0cm" style:page-number="auto"/>
    </style:style>
    <style:style style:name="P93" style:family="paragraph" style:parent-style-name="Text_20_body" style:list-style-name="L25" style:master-page-name="">
      <style:paragraph-properties fo:margin-top="0cm" fo:margin-bottom="0cm" style:page-number="auto"/>
    </style:style>
    <style:style style:name="P94" style:family="paragraph" style:parent-style-name="Text_20_body" style:list-style-name="L12">
      <style:paragraph-properties fo:margin-top="0cm" fo:margin-bottom="0cm"/>
    </style:style>
    <style:style style:name="P95" style:family="paragraph" style:parent-style-name="Text_20_body" style:list-style-name="L13">
      <style:paragraph-properties fo:margin-top="0cm" fo:margin-bottom="0cm"/>
    </style:style>
    <style:style style:name="P96" style:family="paragraph" style:parent-style-name="Text_20_body" style:list-style-name="L14">
      <style:paragraph-properties fo:margin-top="0cm" fo:margin-bottom="0cm"/>
    </style:style>
    <style:style style:name="P97" style:family="paragraph" style:parent-style-name="Text_20_body" style:list-style-name="L16">
      <style:paragraph-properties fo:margin-top="0cm" fo:margin-bottom="0cm"/>
    </style:style>
    <style:style style:name="P98" style:family="paragraph" style:parent-style-name="Text_20_body" style:list-style-name="L18">
      <style:paragraph-properties fo:margin-top="0cm" fo:margin-bottom="0cm"/>
    </style:style>
    <style:style style:name="P99" style:family="paragraph" style:parent-style-name="Text_20_body" style:list-style-name="L23">
      <style:paragraph-properties fo:margin-top="0cm" fo:margin-bottom="0cm"/>
    </style:style>
    <style:style style:name="P100" style:family="paragraph" style:parent-style-name="Text_20_body" style:list-style-name="L24">
      <style:paragraph-properties fo:margin-top="0cm" fo:margin-bottom="0cm"/>
    </style:style>
    <style:style style:name="P101" style:family="paragraph" style:parent-style-name="Text_20_body" style:list-style-name="L25">
      <style:paragraph-properties fo:margin-top="0cm" fo:margin-bottom="0cm"/>
    </style:style>
    <style:style style:name="P102" style:family="paragraph" style:parent-style-name="Text_20_body" style:list-style-name="L28">
      <style:paragraph-properties fo:margin-top="0cm" fo:margin-bottom="0cm"/>
    </style:style>
    <style:style style:name="P103" style:family="paragraph" style:parent-style-name="Text_20_body" style:list-style-name="L28">
      <style:paragraph-properties fo:margin-top="0cm" fo:margin-bottom="0cm"/>
      <style:text-properties fo:font-weight="normal" style:font-weight-asian="normal" style:font-weight-complex="normal"/>
    </style:style>
    <style:style style:name="P104" style:family="paragraph" style:parent-style-name="Text_20_body" style:list-style-name="L27">
      <style:paragraph-properties fo:margin-top="0cm" fo:margin-bottom="0cm" fo:text-align="start" style:justify-single-word="false" style:shadow="none"/>
    </style:style>
    <style:style style:name="P105" style:family="paragraph" style:parent-style-name="Text_20_body" style:list-style-name="L13" style:master-page-name="">
      <style:paragraph-properties style:page-number="auto"/>
    </style:style>
    <style:style style:name="P10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6"><text:s/>1 Introduction<text:tab/>5</text:p>
          <text:p text:style-name="P106"><text:s/>2 Licence<text:tab/>6</text:p>
          <text:p text:style-name="P52"><text:s/>2.1 GNU Lesser General Public License<text:tab/>6</text:p>
          <text:p text:style-name="P52"><text:s/>2.2 Clarification of Intentions<text:tab/>6</text:p>
          <text:p text:style-name="P52"><text:s/>2.3 Jarvis Tracker Icons<text:tab/>6</text:p>
          <text:p text:style-name="P106"><text:s/>3 Installation<text:tab/>7</text:p>
          <text:p text:style-name="P52"><text:s/>3.1 Unpacking<text:tab/>7</text:p>
          <text:p text:style-name="P52"><text:s/>3.2 Install Additional Perl Modules<text:tab/>7</text:p>
          <text:p text:style-name="P52"><text:s/>3.3 Apache2 Configuration – With mod_perl<text:tab/>8</text:p>
          <text:p text:style-name="P52"><text:s/>3.4 Apache2 Configuration – Without mod_perl<text:tab/>8</text:p>
          <text:p text:style-name="P52"><text:s/>3.5 Relocating Jarvis<text:tab/>8</text:p>
          <text:p text:style-name="P52"><text:s/>3.6 Test<text:tab/>9</text:p>
          <text:p text:style-name="P106"><text:s/>4 Application Configuration File<text:tab/>10</text:p>
          <text:p text:style-name="P52"><text:s/>4.1 Introduction<text:tab/>10</text:p>
          <text:p text:style-name="P52"><text:s/>4.2 &lt;jarvis&gt;&lt;app&gt;<text:tab/>11</text:p>
          <text:p text:style-name="P52"><text:s/>4.3 Configuration: format<text:tab/>13</text:p>
          <text:p text:style-name="P52"><text:s/>4.4 Configuration: debug<text:tab/>13</text:p>
          <text:p text:style-name="P52"><text:s/>4.5 Configuration: dump<text:tab/>13</text:p>
          <text:p text:style-name="P52"><text:s/>4.6 Configuration: log_format<text:tab/>13</text:p>
          <text:p text:style-name="P52"><text:s/>4.7 Configuration: page_limit_param, page_start_param<text:tab/>14</text:p>
          <text:p text:style-name="P52"><text:s/>4.8 Configuration: sort_field_param, sort_dir_param<text:tab/>14</text:p>
          <text:p text:style-name="P52"><text:s/>4.9 Configuration: dataset_dir<text:tab/>14</text:p>
          <text:p text:style-name="P52"><text:s/>4.10 Configuration: default_libs<text:tab/>15</text:p>
          <text:p text:style-name="P52"><text:s/>4.11 Configuration: method_param<text:tab/>15</text:p>
          <text:p text:style-name="P52"><text:s/>4.12 Configuration: login<text:tab/>16</text:p>
          <text:p text:style-name="P52"><text:s/>4.13 Configuration: database<text:tab/>16</text:p>
          <text:p text:style-name="P52"><text:s/>4.14 Configuration: sessiondb<text:tab/>16</text:p>
          <text:p text:style-name="P52"><text:s/>4.15 Configuration: exec &amp; plugin &amp; hook<text:tab/>18</text:p>
          <text:p text:style-name="P52"><text:s/>4.16 Configuration: habitat<text:tab/>18</text:p>
          <text:p text:style-name="P106"><text:s/>5 Login Module Configuration<text:tab/>19</text:p>
          <text:p text:style-name="P52"><text:s/>5.1 Standard Modules<text:tab/>19</text:p>
          <text:p text:style-name="P52"><text:s/>5.2 Active Directory Login<text:tab/>19</text:p>
          <text:p text:style-name="P52"><text:s/>5.3 Basic Auth Login<text:tab/>20</text:p>
          <text:p text:style-name="P52"><text:s/>5.4 Database Login<text:tab/>21</text:p>
          <text:p text:style-name="P52"><text:s/>5.5 Adempiere Login<text:tab/>22</text:p>
          <text:p text:style-name="P52"><text:s/>5.6 Drupal6 Login<text:tab/>23</text:p>
          <text:p text:style-name="P52"><text:s/>5.7 None Login<text:tab/>24</text:p>
          <text:p text:style-name="P52"><text:s/>5.8 Single Login<text:tab/>24</text:p>
          <text:p text:style-name="P106"><text:s/>6 Special Datasets &amp; Jarvis Login<text:tab/>26</text:p>
          <text:p text:style-name="P52"><text:s/>6.1 Jarvis URLs<text:tab/>26</text:p>
          <text:p text:style-name="P52"><text:s/>6.2 The __status Dataset<text:tab/>26</text:p>
          <text:p text:style-name="P52"><text:s/>6.3 The __habitat Dataset<text:tab/>27</text:p>
          <text:p text:style-name="P52"><text:s/>6.4 The __logout Dataset<text:tab/>28</text:p>
          <text:p text:style-name="P52"><text:s/>6.5 Logging-In to Jarvis<text:tab/>28</text:p>
          <text:p text:style-name="P52"><text:soft-page-break/><text:s/>6.6 Jarvis Error Responses<text:tab/>28</text:p>
          <text:p text:style-name="P106"><text:s/>7 Datasets<text:tab/>30</text:p>
          <text:p text:style-name="P52"><text:s/>7.1 Data Fetch Response Format<text:tab/>30</text:p>
          <text:p text:style-name="P52"><text:s/>7.2 Dataset Definition<text:tab/>31</text:p>
          <text:p text:style-name="P52"><text:s/>7.3 Dataset Parameters<text:tab/>32</text:p>
          <text:p text:style-name="P52"><text:s/>7.4 Secure Dataset Parameters<text:tab/>34</text:p>
          <text:p text:style-name="P52"><text:s/>7.5 Modifying Datasets – Single Modification<text:tab/>35</text:p>
          <text:p text:style-name="P52"><text:s/>7.6 Modifying Datasets – Array of Modifications<text:tab/>37</text:p>
          <text:p text:style-name="P52"><text:s/>7.7 Modifying Datasets – Array of Mixed Modifications<text:tab/>39</text:p>
          <text:p text:style-name="P52"><text:s/>7.8 Before &amp; After Statements<text:tab/>39</text:p>
          <text:p text:style-name="P52"><text:s/>7.9 Failed Modifications<text:tab/>39</text:p>
          <text:p text:style-name="P52"><text:s/>7.10 Dataset Transformations<text:tab/>40</text:p>
          <text:p text:style-name="P106"><text:s/>8 Exec Datasets<text:tab/>41</text:p>
          <text:p text:style-name="P52"><text:s/>8.1 Introduction<text:tab/>41</text:p>
          <text:p text:style-name="P52"><text:s/>8.2 Configuration<text:tab/>41</text:p>
          <text:p text:style-name="P52"><text:s/>8.3 Output Return Mechanism<text:tab/>43</text:p>
          <text:p text:style-name="P52"><text:s/>8.4 A Simple Example<text:tab/>44</text:p>
          <text:p text:style-name="P52"><text:s/>8.5 Environment Variables<text:tab/>44</text:p>
          <text:p text:style-name="P52"><text:s/>8.6 Command Line Parameters<text:tab/>44</text:p>
          <text:p text:style-name="P52"><text:s/>8.7 Output &amp; Headers<text:tab/>44</text:p>
          <text:p text:style-name="P106"><text:s/>9 Plugin Datasets<text:tab/>46</text:p>
          <text:p text:style-name="P52"><text:s/>9.1 Introduction<text:tab/>46</text:p>
          <text:p text:style-name="P52"><text:s/>9.2 Configuration<text:tab/>46</text:p>
          <text:p text:style-name="P52"><text:s/>9.3 Example Plugin<text:tab/>47</text:p>
          <text:p text:style-name="P52"><text:s/>9.4 Output &amp; Headers<text:tab/>48</text:p>
          <text:p text:style-name="P52"><text:s/>9.5 Exception Handling<text:tab/>48</text:p>
          <text:p text:style-name="P106"><text:s/>10 Hook Modules<text:tab/>49</text:p>
          <text:p text:style-name="P52"><text:s/>10.1 Introduction<text:tab/>49</text:p>
          <text:p text:style-name="P52"><text:s/>10.2 Configuration<text:tab/>51</text:p>
          <text:p text:style-name="P52"><text:s/>10.3 Standard Hook Template<text:tab/>52</text:p>
          <text:p text:style-name="P106"><text:s/>11 Performance Notes<text:tab/>53</text:p>
          <text:p text:style-name="P52"><text:s/>11.1 How Fast is Jarvis?<text:tab/>53</text:p>
          <text:p text:style-name="P106"><text:s/>12 Tracking Application<text:tab/>54</text:p>
          <text:p text:style-name="P52"><text:s/>12.1 Tracking Requests &amp; Errors<text:tab/>54</text:p>
          <text:p text:style-name="P52"><text:s/>12.2 The Tracker Database File<text:tab/>54</text:p>
          <text:p text:style-name="P52"><text:s/>12.3 The Tracker Display Application<text:tab/>54</text:p>
          <text:p text:style-name="P106"><text:s/>13 Demo Application<text:tab/>57</text:p>
          <text:p text:style-name="P52"><text:s/>13.1 Enable Jarvis<text:tab/>57</text:p>
          <text:p text:style-name="P52"><text:s/>13.2 Copy The Demo Database<text:tab/>57</text:p>
          <text:p text:style-name="P52"><text:s/>13.3 Configure Demo Web-Service<text:tab/>57</text:p>
          <text:p text:style-name="P52"><text:s/>13.4 Install ExtJS<text:tab/>58</text:p>
          <text:p text:style-name="P52"><text:s/>13.5 Configure Demo ExtJS Application<text:tab/>59</text:p>
          <text:p text:style-name="P52"><text:s/>13.6 Enable Database Write<text:tab/>59</text:p>
        </text:index-body>
      </text:table-of-content>
      <text:p text:style-name="P10"/>
      <text:p text:style-name="P49"/>
      <text:p text:style-name="P33"/>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910752210" text:style-name="L1">
        <text:list-item>
          <text:p text:style-name="P55">Rich Internet Application. <text:s/>Ajax (XML or JSON) requests and responses.</text:p>
        </text:list-item>
        <text:list-item>
          <text:p text:style-name="P55">JARVIS</text:p>
        </text:list-item>
        <text:list-item>
          <text:p text:style-name="P55">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82476739" text:style-name="L2">
        <text:list-item>
          <text:p text:style-name="P57">Secure: </text:p>
          <text:list>
            <text:list-item>
              <text:p text:style-name="P56">Jarvis can run over https. <text:s/></text:p>
            </text:list-item>
            <text:list-item>
              <text:p text:style-name="P56">Jarvis uses single-login and CGI cookies to maintain authenticated sessions. <text:s/></text:p>
            </text:list-item>
            <text:list-item>
              <text:p text:style-name="P56">Jarvis uses parameterized statements to prevent against SQL injection. </text:p>
            </text:list-item>
            <text:list-item>
              <text:p text:style-name="P56">Jarvis provides group-based access control.</text:p>
            </text:list-item>
          </text:list>
        </text:list-item>
        <text:list-item>
          <text:p text:style-name="P57">Extensible:</text:p>
          <text:list>
            <text:list-item>
              <text:p text:style-name="P58">Jarvis provides independent “datasets”, defined as simple XML files containing SQL.</text:p>
            </text:list-item>
            <text:list-item>
              <text:p text:style-name="P58">Jarvis provides configurable “exec” extensions (e.g. running Jasper reports).</text:p>
            </text:list-item>
            <text:list-item>
              <text:p text:style-name="P58">Jarvis provides a “plugin” mechanism for adding custom Perl modules.</text:p>
            </text:list-item>
          </text:list>
        </text:list-item>
        <text:list-item>
          <text:p text:style-name="P57">Standards-Based:</text:p>
          <text:list>
            <text:list-item>
              <text:p text:style-name="P58">Jarvis is based on XML, JSON, http/s and REST.</text:p>
            </text:list-item>
          </text:list>
        </text:list-item>
        <text:list-item>
          <text:p text:style-name="P57">Reasonably Efficient:</text:p>
          <text:list>
            <text:list-item>
              <text:p text:style-name="P58">Jarvis is “plenty fast enough”. <text:s/></text:p>
            </text:list-item>
            <text:list-item>
              <text:p text:style-name="P58">Jarvis is written in a scripted language as many back end services are.</text:p>
            </text:list-item>
            <text:list-item>
              <text:p text:style-name="P58">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53"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96823371" text:style-name="L3">
        <text:list-item>
          <text:p text:style-name="P62">Modify the Apache configuration (as described above).</text:p>
        </text:list-item>
        <text:list-item>
          <text:p text:style-name="P6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5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73054100" text:style-name="L4">
        <text:list-item>
          <text:p text:style-name="P63">The database connection.</text:p>
        </text:list-item>
        <text:list-item>
          <text:p text:style-name="P63">The username/group list.</text:p>
        </text:list-item>
        <text:list-item>
          <text:p text:style-name="P6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462192839" text:style-name="L5">
        <text:list-item>
          <text:p text:style-name="P64">This may be over-ridden a per-request basis with the CGI parameter “format”.</text:p>
        </text:list-item>
        <text:list-item>
          <text:p text:style-name="P6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406386159" text:style-name="L6">
        <text:list-item>
          <text:p text:style-name="P65">All client-submitted request body.</text:p>
        </text:list-item>
        <text:list-item>
          <text:p text:style-name="P65">All returned XML/JSON/CSV content.</text:p>
        </text:list-item>
        <text:list-item>
          <text:p text:style-name="P6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031942151" text:style-name="L7">
        <text:list-item>
          <text:p text:style-name="P66">Extract ALL records from the database query.</text:p>
        </text:list-item>
        <text:list-item>
          <text:p text:style-name="P66">Slice out and return only those rows specified by the page parameters. <text:s/>E.g start = 50, limit = 25 means return rows with zero-based indexes 50-74.</text:p>
        </text:list-item>
        <text:list-item>
          <text:p text:style-name="P66">Return “fetched” as the total number of all rows read from the database query.</text:p>
        </text:list-item>
        <text:list-item>
          <text:p text:style-name="P66">Return “returned” as the number of data rows from the sliced page.</text:p>
        </text:list-item>
        <text:list-item>
          <text:p text:style-name="P6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58321059" text:continue-numbering="true" text:style-name="L7">
        <text:list-item>
          <text:p text:style-name="P66">Extract ALL records from the database query in the default query sort order.</text:p>
        </text:list-item>
        <text:list-item>
          <text:p text:style-name="P66">Use Perl “cmp” alphabetical sorting either ascending or descending.</text:p>
        </text:list-item>
        <text:list-item>
          <text:p text:style-name="P6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303316529" text:style-name="L8">
        <text:list-item>
          <text:p text:style-name="P67">All dataset definitions must be contained within XML files contained in or below the single directory path specified by the “dataset_dir” parameter.</text:p>
        </text:list-item>
        <text:list-item>
          <text:p text:style-name="P67">All dataset files must have the suffix “.xml”.</text:p>
        </text:list-item>
        <text:list-item>
          <text:p text:style-name="P67">The “.xml” suffix must not be included in the dataset name as provided by the client, it will always be added by Jarvis.</text:p>
        </text:list-item>
        <text:list-item>
          <text:p text:style-name="P67">The dataset name specified by the client must consist only of characters from the following list: “a-z”, “A-Z”, “0-9”, “_” (underscore), “-” (hyphen) and “.” (dot).</text:p>
        </text:list-item>
        <text:list-item>
          <text:p text:style-name="P67">A “.” (dot) character in the dataset name is interpreted as a directory separator by Jarvis. <text:s/>On Unix-based systems this is a forward-slash. <text:s/>On Windows-based systems, Perl will translate the forward slash into a backslash.</text:p>
        </text:list-item>
        <text:list-item>
          <text:p text:style-name="P67">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564793476" text:style-name="L9">
        <text:list-item>
          <text:p text:style-name="P68">None – user is always logged in.</text:p>
        </text:list-item>
        <text:list-item>
          <text:p text:style-name="P68">Database – the username and passwords are stored in the database.</text:p>
        </text:list-item>
        <text:list-item>
          <text:p text:style-name="P68">ActiveDirectory – the usernames and passwords are checked against an Microsoft ActiveDirectory server. <text:s/>It is likely that one day this will be copied and modified to add support for standard LDAP, which is very similar.</text:p>
        </text:list-item>
        <text:list-item>
          <text:p text:style-name="P68">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489422455" text:style-name="L10">
        <text:list-item>
          <text:p text:style-name="P69">dbi:Pg:&lt;database-handle&gt; (Postgres)</text:p>
        </text:list-item>
        <text:list-item>
          <text:p text:style-name="P6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154871755" text:style-name="L11">
        <text:list-item>
          <text:p text:style-name="P70"><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0"><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0"><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53" text:outline-level="1">Login Module Configuration</text:h>
      <text:h text:style-name="Heading_20_2" text:outline-level="2">Standard Modules</text:h>
      <text:p text:style-name="Text_20_body">Jarvis uses a pluggable login module mechanism. <text:s/>The following modules are provided:</text:p>
      <text:list xml:id="list391092932" text:style-name="L12">
        <text:list-item>
          <text:p text:style-name="P90">ActiveDirectory.pm</text:p>
        </text:list-item>
        <text:list-item>
          <text:p text:style-name="P94">BasicAuth.pm</text:p>
        </text:list-item>
        <text:list-item>
          <text:p text:style-name="P94">Database.pm</text:p>
        </text:list-item>
        <text:list-item>
          <text:p text:style-name="P94">Adempiere.pm</text:p>
        </text:list-item>
        <text:list-item>
          <text:p text:style-name="P94">Drupal6.pm</text:p>
        </text:list-item>
        <text:list-item>
          <text:p text:style-name="P94">None.pm</text:p>
        </text:list-item>
        <text:list-item>
          <text:p text:style-name="P71">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6">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474955607" text:style-name="L13">
        <text:list-item>
          <text:p text:style-name="P91">ad_user</text:p>
        </text:list-item>
        <text:list-item>
          <text:p text:style-name="P95">ad_user_roles</text:p>
        </text:list-item>
        <text:list-item>
          <text:p text:style-name="P95">ad_role</text:p>
        </text:list-item>
        <text:list-item>
          <text:p text:style-name="P72">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827290815" text:style-name="L14">
        <text:list-item>
          <text:p text:style-name="P96"><text:span text:style-name="T5">role-&lt;role_name&gt; <text:s text:c="6"/><text:tab/></text:span>For each active user role.</text:p>
        </text:list-item>
        <text:list-item>
          <text:p text:style-name="P96"><text:span text:style-name="T5">read-&lt;window_name&gt; <text:s text:c="5"/><text:tab/></text:span>For each active window access (read access)</text:p>
        </text:list-item>
        <text:list-item>
          <text:p text:style-name="P73"><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text:soft-page-break/>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48589200" text:style-name="L15">
        <text:list-item>
          <text:p text:style-name="P74">Check to see if an existing, valid Drupal session cookie is defined.</text:p>
        </text:list-item>
        <text:list-item>
          <text:p text:style-name="P7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876266878" text:continue-list="list1474955607" text:style-name="L13">
        <text:list-item>
          <text:p text:style-name="P105">users</text:p>
        </text:list-item>
        <text:list-item>
          <text:p text:style-name="P72">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907119315" text:style-name="L16">
        <text:list-item>
          <text:p text:style-name="P97"><text:span text:style-name="T5">admin,user<text:tab/><text:tab/> <text:s text:c="6"/><text:tab/></text:span><text:span text:style-name="T3">For the user with uid = 1.</text:span></text:p>
        </text:list-item>
        <text:list-item>
          <text:p text:style-name="P75"><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text:soft-page-break/>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536495789" text:style-name="L17">
        <text:list-item>
          <text:p text:style-name="P76"><text:soft-page-break/>Remote (client) IP address match, and/or</text:p>
        </text:list-item>
        <text:list-item>
          <text:p text:style-name="P76">Client must supply username and password, and/or</text:p>
        </text:list-item>
        <text:list-item>
          <text:p text:style-name="P7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53"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555875753" text:style-name="L18">
        <text:list-item>
          <text:p text:style-name="P98">Jarvis is installed into /opt/jarvis as per default.</text:p>
        </text:list-item>
        <text:list-item>
          <text:p text:style-name="P98">The jarvis ScriptAlias is configured.</text:p>
        </text:list-item>
        <text:list-item>
          <text:p text:style-name="P98">The Apache webserver is accessible on http://localhost/.</text:p>
        </text:list-item>
        <text:list-item>
          <text:p text:style-name="P98">The demo.xml file has been soft linked or copied into /.</text:p>
        </text:list-item>
        <text:list-item>
          <text:p text:style-name="P98">The “None” login module is configured for the demo application.</text:p>
        </text:list-item>
        <text:list-item>
          <text:p text:style-name="P77">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9630550" text:style-name="L19">
        <text:list-item>
          <text:p text:style-name="P78">“username”</text:p>
        </text:list-item>
        <text:list-item>
          <text:p text:style-name="P78">“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475715982" text:style-name="L20">
        <text:list-item>
          <text:p text:style-name="P79">Internal configuration problem – bad server-side XML configuration (main or dataset).</text:p>
        </text:list-item>
        <text:list-item>
          <text:p text:style-name="P79">Database connection problem.</text:p>
        </text:list-item>
        <text:list-item>
          <text:p text:style-name="P79">Request body is malformed JSON or XML.</text:p>
        </text:list-item>
        <text:list-item>
          <text:p text:style-name="P79">Missing mandatory parameter in request.</text:p>
        </text:list-item>
        <text:list-item>
          <text:p text:style-name="P79">Any other fatal problem.</text:p>
        </text:list-item>
        <text:list-item>
          <text:p text:style-name="P79">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1570063564" text:style-name="L21">
        <text:list-item>
          <text:p text:style-name="P59">Cannot insert data due to primary key, foreign key, unique constraints.</text:p>
        </text:list-item>
        <text:list-item>
          <text:p text:style-name="P59">No data found. <text:s/></text:p>
        </text:list-item>
        <text:list-item>
          <text:p text:style-name="P59">Data parameter is invalid type/value for column. <text:s/></text:p>
        </text:list-item>
      </text:list>
      <text:p text:style-name="P21">In all these cases, the returned content will be JSON or XML or CSV in a “200 Successful” response.</text:p>
      <text:p text:style-name="Text_20_body"/>
      <text:h text:style-name="P53"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ext:soft-page-break/>The values for these parameters may come from the following sources:</text:p>
      <text:p text:style-name="Text_20_body">User Parameters:</text:p>
      <text:list xml:id="list1922302888" text:style-name="L22">
        <text:list-item>
          <text:p text:style-name="P80">CGI GET parameters in the URL suffix “/&lt;app&gt;/&lt;ds&gt;?param=value&amp;param2=another”.</text:p>
        </text:list-item>
        <text:list-item>
          <text:p text:style-name="P80">XML or JSON parameters in the “application/json” or “application/xml” request body.</text:p>
        </text:list-item>
        <text:list-item>
          <text:p text:style-name="P80">RESTful parameters in the URL suffix “/&lt;app&gt;/&lt;ds&gt;/p1/p2”.</text:p>
        </text:list-item>
        <text:list-item>
          <text:p text:style-name="P80">Jarvis-Supplied default user parameters (from “default_parameters” configuration).</text:p>
        </text:list-item>
      </text:list>
      <text:p text:style-name="Text_20_body">Secure Parameters:</text:p>
      <text:list xml:id="list1167544567" text:continue-numbering="true" text:style-name="L22">
        <text:list-item>
          <text:p text:style-name="P80">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text:soft-page-break/>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550842432" text:style-name="L23">
        <text:list-item>
          <text:p text:style-name="P92">my(param)</text:p>
        </text:list-item>
        <text:list-item>
          <text:p text:style-name="P99">__my_param</text:p>
        </text:list-item>
        <text:list-item>
          <text:p text:style-name="P99">_1param</text:p>
        </text:list-item>
        <text:list-item>
          <text:p text:style-name="P8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text:soft-page-break/>SELECT * FROM t WHERE (owner = {{__username}}) OR ({{__group:admin IS NOT NULL)</text:p>
      <text:p text:style-name="Code"><text:s text:c="4"/>&lt;/select&gt;</text:p>
      <text:p text:style-name="Code"><text:s text:c="4"/>&lt;update&gt;...&lt;/update&gt;</text:p>
      <text:p text:style-name="P4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text:soft-page-break/>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70489462" text:style-name="L24">
        <text:list-item>
          <text:p text:style-name="P100">Begin transaction.</text:p>
        </text:list-item>
        <text:list-item>
          <text:p text:style-name="P100">Perform “before” SQL (if configured for this dataset).</text:p>
        </text:list-item>
        <text:list-item>
          <text:p text:style-name="P100">Perform the one single or one-or-more array modifications in the request body.</text:p>
        </text:list-item>
        <text:list-item>
          <text:p text:style-name="P100">Perform “after” SQL (if configured for this dataset).</text:p>
        </text:list-item>
        <text:list-item>
          <text:p text:style-name="P82">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996241113" text:style-name="L25">
        <text:list-item>
          <text:p text:style-name="P93">Even though the first modification succeeded, it was rolled back.</text:p>
        </text:list-item>
        <text:list-item>
          <text:p text:style-name="P101">The first failing error message is shown.</text:p>
        </text:list-item>
        <text:list-item>
          <text:p text:style-name="P83">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5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866198718" text:style-name="L26">
        <text:list-item>
          <text:p text:style-name="P8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4">Any RESTful parameters specified in the URI. <text:s/>These are passed as “p1”, “p2”, etc.</text:p>
        </text:list-item>
        <text:list-item>
          <text:p text:style-name="P84">The parameter __dataset is given as the client-supplied dataset given to Jarvis which invoked this exec request.</text:p>
        </text:list-item>
        <text:list-item>
          <text:p text:style-name="P84">The parameter __tmpfile is given if use_tmpfile is configured for this exec.</text:p>
        </text:list-item>
        <text:list-item>
          <text:p text:style-name="P84">The Jarvis secure parameters beginning with double-underscore. <text:s/>These include __username, __group_list, etc.</text:p>
        </text:list-item>
        <text:list-item>
          <text:p text:style-name="P8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5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082600848" text:style-name="L27">
        <text:list-item>
          <text:p text:style-name="P104">Using the Jarvis debug methods.</text:p>
        </text:list-item>
        <text:list-item>
          <text:p text:style-name="P104">Accessing the Jarvis Config “jconfig” object.</text:p>
        </text:list-item>
        <text:list-item>
          <text:p text:style-name="P104">Accessing the static configured plugin parameters.</text:p>
        </text:list-item>
        <text:list-item>
          <text:p text:style-name="P85">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5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P35">Hooks can be defined globally and/or for individual datasets. <text:s/>All global hooks are invoked before all dataset-specific hooks.</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just before the login check. <text:s/>No dataset analysis has been performed yet. <text:s/>No database transaction is open.</text:p>
            <text:p text:style-name="Text_20_body">Args are:</text:p>
            <text:list xml:id="list129260935" text:style-name="L28">
              <text:list-item>
                <text:p text:style-name="P102">$jconfig, </text:p>
              </text:list-item>
              <text:list-item>
                <text:p text:style-name="P86">$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e start hook is called only when Jarvis successfully creates a new, logged-in session. <text:s/>It allows the hook module to perform additional login processing, e.g. recording first/last login times. <text:s/></text:p>
            <text:p text:style-name="Text_20_body">Also, the hook module may create additional "safe" variables which will be stored in the session and available to all subsequent dataset interactions on this session.</text:p>
            <text:p text:style-name="Text_20_body">Args are:</text:p>
            <text:list xml:id="list55676493" text:continue-numbering="true" text:style-name="L28">
              <text:list-item>
                <text:p text:style-name="P102">$jconfig, </text:p>
              </text:list-item>
              <text:list-item>
                <text:p text:style-name="P102">$hook_parameters_href</text:p>
              </text:list-item>
              <text:list-item>
                <text:p text:style-name="P8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text:soft-page-break/>Args are:</text:p>
            <text:list xml:id="list102360766" text:continue-numbering="true" text:style-name="L28">
              <text:list-item>
                <text:p text:style-name="P102">$jconfig</text:p>
              </text:list-item>
              <text:list-item>
                <text:p text:style-name="P103">$hook_parameters_href</text:p>
              </text:list-item>
              <text:list-item>
                <text:p text:style-name="P103">$dsxml</text:p>
              </text:list-item>
              <text:list-item>
                <text:p text:style-name="P103">$restful_params_href</text:p>
              </text:list-item>
              <text:list-item>
                <text:p text:style-name="P60">$fields_aref</text:p>
              </text:list-item>
            </text:list>
            <text:p text:style-name="P21">The $dsxml is an XML::Smart object for the dataset's XML config.</text:p>
            <text:p text:style-name="P21">The $restful_param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1375181344" text:continue-numbering="true" text:style-name="L28">
              <text:list-item>
                <text:p text:style-name="P102">$jconfig</text:p>
              </text:list-item>
              <text:list-item>
                <text:p text:style-name="P103">$hook_parameters_href</text:p>
              </text:list-item>
              <text:list-item>
                <text:p text:style-name="P103">$dsxml</text:p>
              </text:list-item>
              <text:list-item>
                <text:p text:style-name="P60">$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413957647" text:continue-numbering="true" text:style-name="L28">
              <text:list-item>
                <text:p text:style-name="P102">$jconfig</text:p>
              </text:list-item>
              <text:list-item>
                <text:p text:style-name="P103">$hook_parameters_href</text:p>
              </text:list-item>
              <text:list-item>
                <text:p text:style-name="P103">$dsxml</text:p>
              </text:list-item>
              <text:list-item>
                <text:p text:style-name="P103">$sql_params_href</text:p>
              </text:list-item>
              <text:list-item>
                <text:p text:style-name="P60">$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837775114" text:continue-numbering="true" text:style-name="L28">
              <text:list-item>
                <text:p text:style-name="P102"><text:soft-page-break/>$jconfig</text:p>
              </text:list-item>
              <text:list-item>
                <text:p text:style-name="P103">$hook_parameters_href</text:p>
              </text:list-item>
              <text:list-item>
                <text:p text:style-name="P103">$dsxml</text:p>
              </text:list-item>
              <text:list-item>
                <text:p text:style-name="P103">$restful_params_href</text:p>
              </text:list-item>
              <text:list-item>
                <text:p text:style-name="P103">$fields_aref</text:p>
              </text:list-item>
              <text:list-item>
                <text:p text:style-name="P60">$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13660586" text:continue-numbering="true" text:style-name="L28">
              <text:list-item>
                <text:p text:style-name="P102">$jconfig</text:p>
              </text:list-item>
              <text:list-item>
                <text:p text:style-name="P86">$hook_parameters_href</text:p>
              </text:list-item>
            </text:list>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1491833885" text:style-name="L29">
        <text:list-item>
          <text:p text:style-name="P87">You may implement none, some, or all hook methods.</text:p>
        </text:list-item>
        <text:list-item>
          <text:p text:style-name="P87">All implemented hook methods must all return “1”.</text:p>
        </text:list-item>
        <text:list-item>
          <text:p text:style-name="P87">There is no way for a hook to stop processing, other than to call “die”.</text:p>
        </text:list-item>
        <text:list-item>
          <text:p text:style-name="P87">If an SQL error occurs during dataset updates, any following before_one, after_one and after_all hook calls will be skipped. <text:s/>Only the finish hook call will be invoked.</text:p>
        </text:list-item>
        <text:list-item>
          <text:p text:style-name="P8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ext:soft-page-break/>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681440810" text:style-name="L30">
        <text:list-item>
          <text:p text:style-name="P88">Dual-Core Intel @ 2.5 GHz, 4G of RAM. <text:s/>(CPU Blowfish rating 7.09).</text:p>
        </text:list-item>
        <text:list-item>
          <text:p text:style-name="P88">Kubuntu 09.10 (Karmic Koala).</text:p>
        </text:list-item>
        <text:list-item>
          <text:p text:style-name="P88">Apache 2 webserver using HTTP (not SSL).</text:p>
        </text:list-item>
        <text:list-item>
          <text:p text:style-name="P88">Apache jmeter client with five simultaneous threads.</text:p>
        </text:list-item>
        <text:list-item>
          <text:p text:style-name="P88">PostgreSQL database.</text:p>
        </text:list-item>
        <text:list-item>
          <text:p text:style-name="P8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795559945" text:style-name="L31">
        <text:list-item>
          <text:p text:style-name="P89">ExtJS 2.3. Please refer to Section <text:reference-ref text:reference-format="chapter" text:ref-name="Install ExtJS">13.4</text:reference-ref>, Page <text:reference-ref text:reference-format="page" text:ref-name="Install ExtJS">58</text:reference-ref> <text:reference-ref text:reference-format="direction" text:ref-name="Install ExtJS">below</text:reference-ref> for details on installing ExtJS 2.3.</text:p>
        </text:list-item>
        <text:list-item>
          <text:p text:style-name="P89">SHJS. Syntax Highlighting for Javascript. Please see below for further details on this.</text:p>
        </text:list-item>
        <text:list-item>
          <text:p text:style-name="P89">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222629844" text:style-name="L32">
        <text:list-item>
          <text:p text:style-name="P61">Location of the database file. <text:s/>Default is /opt/jarvis/demo/db/demo.db.</text:p>
        </text:list-item>
        <text:list-item>
          <text:p text:style-name="P61">Location of the datasets configuration. <text:s/>Default is /opt/jarvis/demo/dataset.</text:p>
        </text:list-item>
        <text:list-item>
          <text:p text:style-name="P61">Location of the session files. <text:s/>Default is /tmp/demo.</text:p>
        </text:list-item>
        <text:list-item>
          <text:p text:style-name="P6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1.2<text:tab/><text:page-number text:select-page="current">59</text:page-number>/<text:page-count>5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3T14:11:57</dc:date>
    <meta:editing-duration>PT223H08M36S</meta:editing-duration>
    <meta:editing-cycles>575</meta:editing-cycles>
    <meta:generator>OpenOffice.org/3.2$Linux OpenOffice.org_project/320m12$Build-9483</meta:generator>
    <meta:print-date>2009-06-23T14:50:34</meta:print-date>
    <meta:document-statistic meta:table-count="31" meta:image-count="0" meta:object-count="0" meta:page-count="59" meta:paragraph-count="1858" meta:word-count="16581" meta:character-count="111205"/>
    <meta:user-defined meta:name="Info 1"/>
    <meta:user-defined meta:name="Info 2"/>
    <meta:user-defined meta:name="Info 3"/>
    <meta:user-defined meta:name="Info 4"/>
  </office:meta>
</office:document-meta>
</file>